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4.233cm"/>
    </style:style>
    <style:style style:name="Tabla1.B" style:family="table-column">
      <style:table-column-properties style:column-width="6.69cm"/>
    </style:style>
    <style:style style:name="Tabla1.C" style:family="table-column">
      <style:table-column-properties style:column-width="5.064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8.467cm"/>
    </style:style>
    <style:style style:name="Tabla2.B" style:family="table-column">
      <style:table-column-properties style:column-width="7.54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8.467cm"/>
    </style:style>
    <style:style style:name="Tabla3.B" style:family="table-column">
      <style:table-column-properties style:column-width="7.56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 style:font-size-asian="10.5pt"/>
    </style:style>
    <style:style style:name="P5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7" style:family="paragraph" style:parent-style-name="Standard">
      <style:paragraph-properties fo:text-align="center" style:justify-single-word="false"/>
      <style:text-properties fo:language="es" fo:country="ES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language="es" fo:country="ES" fo:font-weight="normal" style:font-size-asian="10.5pt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paragraph-rsid="00132e22" style:font-size-asian="10.5pt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es" fo:country="ES" fo:font-weight="bold" style:font-size-asian="10.5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paragraph-rsid="000b986b" style:font-size-asian="10.5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bold" style:font-size-asian="10.5pt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s" fo:country="ES" fo:font-weight="bold" style:font-size-asian="10.5pt" style:font-weight-asian="bold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es" fo:country="ES" fo:font-weight="bold" style:font-size-asian="10.5p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language="es" fo:country="ES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fo:language="es" fo:country="ES" style:font-size-asian="10.5pt"/>
    </style:style>
    <style:style style:name="P20" style:family="paragraph" style:parent-style-name="Table_20_Contents">
      <style:paragraph-properties fo:text-align="start" style:justify-single-word="false"/>
      <style:text-properties fo:language="es" fo:country="ES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e22" style:font-weight-asian="bold" style:font-weight-complex="bold"/>
    </style:style>
    <style:style style:name="T3" style:family="text">
      <style:text-properties fo:font-weight="bold" officeooo:rsid="0018e300" style:font-weight-asian="bold" style:font-weight-complex="bold"/>
    </style:style>
    <style:style style:name="T4" style:family="text">
      <style:text-properties officeooo:rsid="000b986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986b" style:font-weight-asian="normal" style:font-weight-complex="normal"/>
    </style:style>
    <style:style style:name="T7" style:family="text">
      <style:text-properties officeooo:rsid="0018e300"/>
    </style:style>
    <style:style style:name="T8" style:family="text">
      <style:text-properties officeooo:rsid="00132e22"/>
    </style:style>
    <style:style style:name="T9" style:family="text">
      <style:text-properties officeooo:rsid="0018ecb1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Marco1" text:anchor-type="paragraph" svg:width="5.463cm" draw:z-index="0"><draw:text-box fo:min-height="1.258cm"><text:p text:style-name="P1"/><text:p text:style-name="P17">RECLAMACIÓ<text:span text:style-name="T7">N</text:span></text:p><text:p text:style-name="P1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text:span text:style-name="T1">Referencia:</text:span> [YEAR]/[ID]</text:p>
          </table:table-cell>
          <table:table-cell table:style-name="Tabla1.A1" office:value-type="string">
            <text:p text:style-name="P13"><text:span text:style-name="T7">Atendido</text:span><text:span text:style-name="T4"> p</text:span><text:span text:style-name="T7">o</text:span><text:span text:style-name="T4">r: </text:span><text:span text:style-name="T6">[USER]</text:span></text:p>
          </table:table-cell>
          <table:table-cell table:style-name="Tabla1.A1" office:value-type="string">
            <text:p text:style-name="P10"><text:span text:style-name="T3">Fecha</text:span><text:span text:style-name="T1">:</text:span> [DATE]</text:p>
          </table:table-cell>
        </table:table-row>
      </table:table>
      <text:p text:style-name="P4"/>
      <text:p text:style-name="P8"><draw:frame draw:style-name="fr2" draw:name="Marco2" text:anchor-type="paragraph" svg:width="9.149cm" draw:z-index="1"><draw:text-box fo:min-height="0.55cm"><text:p text:style-name="P3">Da<text:span text:style-name="T7">to</text:span>s del reclamant<text:span text:style-name="T7">e</text:span>:</text:p></draw:text-box></draw:frame></text:p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<text:span text:style-name="T7">Nombre</text:span>: <text:span text:style-name="T1">[PETITIONER_NAME] [PETITIONER_SURNAME1] [PETITIONER_SURNAME2]</text:span></text:p>
          </table:table-cell>
          <table:table-cell table:style-name="Tabla2.A1" office:value-type="string">
            <text:p text:style-name="P8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8">Domicili<text:span text:style-name="T7">o</text:span>: <text:span text:style-name="T1">[PETITIONER_ADDRESS]</text:span></text:p>
          </table:table-cell>
          <table:table-cell table:style-name="Tabla2.A1" office:value-type="string">
            <text:p text:style-name="P8">Tel<text:span text:style-name="T7">é</text:span>fon<text:span text:style-name="T7">o</text:span>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8">C<text:span text:style-name="T7">ó</text:span>di<text:span text:style-name="T7">go</text:span> Postal: <text:span text:style-name="T1">[PETITIONER_CP]</text:span></text:p>
          </table:table-cell>
          <table:table-cell table:style-name="Tabla2.A1" office:value-type="string">
            <text:p text:style-name="P8">Tel<text:span text:style-name="T7">é</text:span>fon<text:span text:style-name="T7">o</text:span>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8">Locali<text:span text:style-name="T7">d</text:span>a<text:span text:style-name="T7">d</text:span>: <text:span text:style-name="T1">[PETITIONER_TOWN]</text:span></text:p>
          </table:table-cell>
          <table:table-cell table:style-name="Tabla2.A1" office:value-type="string">
            <text:p text:style-name="P8">Corre<text:span text:style-name="T7">o</text:span>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8">Provinci<text:span text:style-name="T7">a</text:span>: <text:span text:style-name="T1">[PETITIONER_PROVINCE]</text:span></text:p>
          </table:table-cell>
          <table:table-cell table:style-name="Tabla2.A1" office:value-type="string">
            <text:p text:style-name="P4"/>
          </table:table-cell>
        </table:table-row>
      </table:table>
      <text:p text:style-name="P8"/>
      <text:p text:style-name="P14"><draw:frame draw:style-name="fr3" draw:name="Marco3" text:anchor-type="paragraph" svg:width="9.49cm" draw:z-index="5"><draw:text-box fo:min-height="0.55cm"><text:p text:style-name="P3">Da<text:span text:style-name="T7">to</text:span>s de l<text:span text:style-name="T7">a </text:span>activi<text:span text:style-name="T7">d</text:span>a<text:span text:style-name="T7">d</text:span> empresarial:</text:p></draw:text-box></draw:frame></text:p>
      <text:p text:style-name="P1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Ra<text:span text:style-name="T7">z</text:span>ó<text:span text:style-name="T7">n</text:span> social: <text:span text:style-name="T1">[RECLAIMED_SOCIAL_NAME]</text:span></text:p>
          </table:table-cell>
          <table:table-cell table:style-name="Tabla3.A1" office:value-type="string">
            <text:p text:style-name="P4"><text:span text:style-name="T5">[RECLAIMED_COMMON_ID_TYPE]</text:span>:<text:span text:style-name="T1">[RECLAIMED_ID_DOC]</text:span></text:p>
          </table:table-cell>
        </table:table-row>
        <table:table-row table:style-name="Tabla3.1">
          <table:table-cell table:style-name="Tabla3.A1" office:value-type="string">
            <text:p text:style-name="P11"><text:span text:style-name="T8">Nom</text:span><text:span text:style-name="T7">bre</text:span><text:span text:style-name="T8"> comercial: </text:span><text:span text:style-name="T2">[RECLAIMED_COMERCIAL_NAME]</text:span></text:p>
          </table:table-cell>
          <table:table-cell table:style-name="Tabla3.A1" office:value-type="string">
            <text:p text:style-name="P4">Tel<text:span text:style-name="T7">é</text:span>fon<text:span text:style-name="T7">o</text:span>1: <text:span text:style-name="T1">[RECLAIMED_PHONE1]</text:span></text:p>
          </table:table-cell>
        </table:table-row>
        <table:table-row table:style-name="Tabla3.1">
          <table:table-cell table:style-name="Tabla3.A1" office:value-type="string">
            <text:p text:style-name="P4">Domicili<text:span text:style-name="T7">o</text:span>: <text:span text:style-name="T1">[RECLAIMED_ADDRESS]</text:span></text:p>
          </table:table-cell>
          <table:table-cell table:style-name="Tabla3.A1" office:value-type="string">
            <text:p text:style-name="P4">Tel<text:span text:style-name="T7">é</text:span>fon<text:span text:style-name="T7">o</text:span>2: <text:span text:style-name="T1">[RECLAIMED_PHONE2]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T7">Código</text:span> Postal: <text:span text:style-name="T1">[RECLAIMED_CP]</text:span></text:p>
          </table:table-cell>
          <table:table-cell table:style-name="Tabla3.A1" office:value-type="string">
            <text:p text:style-name="P4">Corre<text:span text:style-name="T7">o</text:span>-e: <text:span text:style-name="T1">[RECLAIMED_EMAIL]</text:span></text:p>
          </table:table-cell>
        </table:table-row>
        <table:table-row table:style-name="Tabla3.1">
          <table:table-cell table:style-name="Tabla3.A1" office:value-type="string">
            <text:p text:style-name="P8">Locali<text:span text:style-name="T7">d</text:span>a<text:span text:style-name="T7">d</text:span>: <text:span text:style-name="T1">[RECLAIMED_TOWN]</text:span></text:p>
          </table:table-cell>
          <table:table-cell table:style-name="Tabla3.A1" office:value-type="string">
            <text:p text:style-name="P4">Fax: <text:span text:style-name="T1">[RECLAIMED_FAX]</text:span></text:p>
          </table:table-cell>
        </table:table-row>
        <table:table-row table:style-name="Tabla3.1">
          <table:table-cell table:style-name="Tabla3.A1" office:value-type="string">
            <text:p text:style-name="P8">Prov<text:span text:style-name="T7">i</text:span>ncia: <text:span text:style-name="T1">[RECLAIMED_PROVINCE]</text:span></text:p>
          </table:table-cell>
          <table:table-cell table:style-name="Tabla3.A1" office:value-type="string">
            <text:p text:style-name="P4"/>
          </table:table-cell>
        </table:table-row>
      </table:table>
      <text:p text:style-name="P8"/>
      <table:table table:name="Tabla6" table:style-name="Tabla6">
        <table:table-column table:style-name="Tabla6.A"/>
        <table:table-row table:style-name="Tabla6.1">
          <table:table-cell office:value-type="string">
            <text:p text:style-name="P18"><draw:frame draw:style-name="fr4" draw:name="Marco5" text:anchor-type="paragraph" svg:x="0.24cm" svg:y="0.071cm" svg:width="6.451cm" draw:z-index="2"><draw:text-box fo:min-height="0.55cm"><text:p text:style-name="P3">Exposició<text:span text:style-name="T7">n</text:span> de l<text:span text:style-name="T7">o</text:span>s <text:span text:style-name="T7">hechos</text:span>:</text:p></draw:text-box></draw:frame></text:p>
          </table:table-cell>
        </table:table-row>
        <table:table-row>
          <table:table-cell office:value-type="string">
            <text:p text:style-name="P16">[FACTS]</text:p>
          </table:table-cell>
        </table:table-row>
      </table:table>
      <text:p text:style-name="P6"/>
      <table:table table:name="Tabla4" table:style-name="Tabla4">
        <table:table-column table:style-name="Tabla4.A"/>
        <table:table-row table:style-name="Tabla4.1">
          <table:table-cell office:value-type="string">
            <text:p text:style-name="P19"><draw:frame draw:style-name="fr4" draw:name="Marco6" text:anchor-type="paragraph" svg:x="0.238cm" svg:y="0.067cm" svg:width="3.829cm" draw:z-index="3"><draw:text-box fo:min-height="0.55cm"><text:p text:style-name="P2">Pretensió<text:span text:style-name="T7">n</text:span>:</text:p></draw:text-box></draw:frame></text:p>
          </table:table-cell>
        </table:table-row>
        <table:table-row>
          <table:table-cell office:value-type="string">
            <text:p text:style-name="P15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><draw:frame draw:style-name="fr4" draw:name="Marco4" text:anchor-type="paragraph" svg:x="0.24cm" svg:y="0.071cm" svg:width="7.34cm" draw:z-index="4"><draw:text-box fo:min-height="0.55cm"><text:p text:style-name="P2">Documentació<text:span text:style-name="T7">n</text:span> aportada:</text:p></draw:text-box></draw:frame></text:p>
          </table:table-cell>
        </table:table-row>
        <table:table-row>
          <table:table-cell table:style-name="Tabla7.A1" office:value-type="string">
            <text:p text:style-name="P14">[DOCUMENTS]</text:p>
          </table:table-cell>
        </table:table-row>
      </table:table>
      <text:p text:style-name="P4"/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2">El <text:span text:style-name="T9">concejal</text:span> delega<text:span text:style-name="T9">do</text:span>,</text:p>
          </table:table-cell>
          <table:table-cell table:style-name="Tabla5.A1" office:value-type="string">
            <text:p text:style-name="P12">El/La reclamant<text:span text:style-name="T9">e</text:span>,</text:p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12">[REGIDOR]</text:p>
          </table:table-cell>
          <table:table-cell table:style-name="Tabla5.A1" office:value-type="string">
            <text:p text:style-name="P12">[PETITIONER_NAME] [PETITIONER_SURNAME1] [PETITIONER_SURNAME2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 style:display="false">
        <text:p text:style-name="Header"/>
      </style:header-left>
      <style:footer>
        <text:p text:style-name="Footer"><draw:frame draw:style-name="Mfr1" draw:name="gráficos2" text:anchor-type="paragraph" svg:x="3.33cm" svg:y="0.328cm" svg:width="9.53cm" svg:height="0.99cm" draw:z-index="7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 style:display="false"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3-12-13T12:23:44</dc:date>
    <meta:editing-duration>PT31M12S</meta:editing-duration>
    <meta:editing-cycles>39</meta:editing-cycles>
    <meta:generator>LibreOffice/4.0.2.2$Linux_X86_64 LibreOffice_project/400m0$Build-2</meta:generator>
    <meta:print-date>2013-08-02T12:38:35.42</meta:print-date>
    <dc:creator>david </dc:creator>
    <meta:document-statistic meta:table-count="7" meta:image-count="2" meta:object-count="0" meta:page-count="2" meta:paragraph-count="36" meta:word-count="79" meta:character-count="993" meta:non-whitespace-character-count="950"/>
  </office:meta>
</office:document-meta>
</file>